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06" calcext:value-type="float">
            <text:p>1506</text:p>
          </table:table-cell>
          <table:table-cell table:style-name="ce7" table:formula="of:=COUNTIF([.B7:.B999998];&quot;X&quot;)" office:value-type="float" office:value="1314" calcext:value-type="float">
            <text:p>1314</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3" calcext:value-type="float">
            <text:p>93</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0" calcext:value-type="float">
            <text:p>170</text:p>
          </table:table-cell>
          <table:table-cell table:style-name="ce25" table:formula="of:=SUM([.B2:.F2])" office:value-type="float" office:value="1601" calcext:value-type="float">
            <text:p>160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6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26">00/00/0000</text:date>, <text:time style:data-style-name="N2" text:time-value="19:34:11.72740275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26T19:34:58.624018519</dc:date>
    <meta:editing-duration>P1DT14H54M2S</meta:editing-duration>
    <meta:editing-cycles>1502</meta:editing-cycles>
    <meta:document-statistic meta:table-count="1" meta:cell-count="9094" meta:object-count="0"/>
  </office:meta>
</office:document-meta>
</file>